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vertical-align="middle"/>
    </style:style>
    <style:style style:name="gr2" style:family="graphic" style:parent-style-name="standard">
      <style:graphic-properties draw:fill-color="#ff99ff" draw:textarea-vertical-align="middle"/>
    </style:style>
    <style:style style:name="gr3" style:family="graphic" style:parent-style-name="standard">
      <style:graphic-properties draw:fill-color="#ccff99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vertical-align="middle"/>
    </style:style>
    <style:style style:name="gr6" style:family="graphic" style:parent-style-name="standard">
      <style:graphic-properties draw:fill-color="#ffff66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ccff66" draw:textarea-vertical-align="middle"/>
    </style:style>
    <style:style style:name="gr9" style:family="graphic" style:parent-style-name="standard">
      <style:graphic-properties draw:fill-color="#ffcc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5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fo:font-weight="bold" style:font-size-asian="18pt" style:font-weight-asian="bold" style:font-size-complex="18pt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225cm" svg:height="1.382cm" svg:x="3.204cm" svg:y="3.589cm">
          <text:p text:style-name="P1"><text:span text:style-name="T1">Logo</text:span></text:p>
        </draw:rect>
        <draw:rect draw:style-name="gr2" draw:text-style-name="P3" draw:layer="layout" svg:width="2.456cm" svg:height="1.02cm" svg:x="7.472cm" svg:y="3.734cm">
          <text:p text:style-name="P1"><text:span text:style-name="T2">About</text:span></text:p>
        </draw:rect>
        <draw:rect draw:style-name="gr2" draw:text-style-name="P3" draw:layer="layout" svg:width="2.132cm" svg:height="1.02cm" svg:x="10.418cm" svg:y="3.734cm">
          <text:p text:style-name="P1"><text:span text:style-name="T2">Projects</text:span></text:p>
        </draw:rect>
        <draw:rect draw:style-name="gr2" draw:text-style-name="P3" draw:layer="layout" svg:width="2.545cm" svg:height="1.02cm" svg:x="13.12cm" svg:y="3.705cm">
          <text:p text:style-name="P1"><text:span text:style-name="T2">Users</text:span></text:p>
        </draw:rect>
        <draw:rect draw:style-name="gr2" draw:text-style-name="P3" draw:layer="layout" svg:width="2.511cm" svg:height="1.02cm" svg:x="16.193cm" svg:y="3.705cm">
          <text:p text:style-name="P1"><text:span text:style-name="T2">Comments</text:span></text:p>
        </draw:rect>
        <draw:rect draw:style-name="gr3" draw:text-style-name="P3" draw:layer="layout" svg:width="2.56cm" svg:height="0.61cm" svg:x="7.965cm" svg:y="17.423cm">
          <text:p text:style-name="P1"><text:span text:style-name="T2">Nav</text:span></text:p>
        </draw:rect>
        <draw:rect draw:style-name="gr3" draw:text-style-name="P3" draw:layer="layout" svg:width="2.562cm" svg:height="0.61cm" svg:x="10.836cm" svg:y="17.423cm">
          <text:p text:style-name="P1"><text:span text:style-name="T2">About Me</text:span></text:p>
        </draw:rect>
        <draw:line draw:style-name="gr4" draw:text-style-name="P1" draw:layer="layout" svg:x1="4.8cm" svg:y1="16.751cm" svg:x2="12.116cm" svg:y2="16.751cm">
          <text:p/>
        </draw:line>
        <draw:line draw:style-name="gr4" draw:text-style-name="P1" draw:layer="layout" svg:x1="9.232cm" svg:y1="16.751cm" svg:x2="9.232cm" svg:y2="17.435cm">
          <text:p/>
        </draw:line>
        <draw:line draw:style-name="gr4" draw:text-style-name="P1" draw:layer="layout" svg:x1="12.115cm" svg:y1="16.751cm" svg:x2="12.115cm" svg:y2="17.435cm">
          <text:p/>
        </draw:line>
        <draw:line draw:style-name="gr4" draw:text-style-name="P1" draw:layer="layout" svg:x1="10.687cm" svg:y1="4.747cm" svg:x2="10.687cm" svg:y2="11.987cm">
          <text:p/>
        </draw:line>
        <draw:line draw:style-name="gr4" draw:text-style-name="P1" draw:layer="layout" svg:x1="10.687cm" svg:y1="8.201cm" svg:x2="11.253cm" svg:y2="8.201cm">
          <text:p/>
        </draw:line>
        <draw:rect draw:style-name="gr5" draw:text-style-name="P5" draw:layer="layout" svg:width="9.46cm" svg:height="2.33cm" svg:x="15.627cm" svg:y="17.217cm">
          <text:p text:style-name="P4"><text:span text:style-name="T3">Smily Portfolio – Back end Sitemap</text:span></text:p>
          <text:p text:style-name="P4"><text:span text:style-name="T3">Prepared by: Smily Dawra</text:span></text:p>
          <text:p text:style-name="P4"><text:span text:style-name="T3">&lt;dawra-s@webmail.uwinnipeg.ca&gt;</text:span></text:p>
          <text:p text:style-name="P4"><text:span text:style-name="T3">Date: May 28, 2020</text:span></text:p>
        </draw:rect>
        <draw:rect draw:style-name="gr6" draw:text-style-name="P6" draw:layer="layout" svg:width="1.874cm" svg:height="0.575cm" svg:x="2.862cm" svg:y="18.439cm">
          <text:p text:style-name="P1"><text:span text:style-name="T4">Logo</text:span></text:p>
        </draw:rect>
        <draw:rect draw:style-name="gr2" draw:text-style-name="P6" draw:layer="layout" svg:width="1.968cm" svg:height="0.575cm" svg:x="5.111cm" svg:y="18.439cm">
          <text:p text:style-name="P1"><text:span text:style-name="T4">Primary</text:span></text:p>
        </draw:rect>
        <draw:rect draw:style-name="gr7" draw:text-style-name="P7" draw:layer="layout" svg:width="1.704cm" svg:height="0.575cm" svg:x="3.032cm" svg:y="19.205cm">
          <text:p text:style-name="P1"><text:span text:style-name="T5">Links</text:span></text:p>
        </draw:rect>
        <draw:rect draw:style-name="gr8" draw:text-style-name="P6" draw:layer="layout" svg:width="1.968cm" svg:height="0.575cm" svg:x="5.111cm" svg:y="19.205cm">
          <text:p text:style-name="P1"><text:span text:style-name="T4">Footer</text:span></text:p>
        </draw:rect>
        <draw:rect draw:style-name="gr2" draw:text-style-name="P3" draw:layer="layout" svg:width="2.511cm" svg:height="1.02cm" svg:x="19.271cm" svg:y="3.705cm">
          <text:p text:style-name="P1"><text:span text:style-name="T2">Blog</text:span></text:p>
        </draw:rect>
        <draw:rect draw:style-name="gr2" draw:text-style-name="P3" draw:layer="layout" svg:width="2.511cm" svg:height="1.02cm" svg:x="22.462cm" svg:y="3.705cm">
          <text:p text:style-name="P1"><text:span text:style-name="T2">Course</text:span></text:p>
        </draw:rect>
        <draw:line draw:style-name="gr4" draw:text-style-name="P1" draw:layer="layout" svg:x1="4.81cm" svg:y1="4.937cm" svg:x2="4.8cm" svg:y2="16.751cm">
          <text:p/>
        </draw:line>
        <draw:rect draw:style-name="gr3" draw:text-style-name="P3" draw:layer="layout" svg:width="3.533cm" svg:height="0.61cm" svg:x="4.116cm" svg:y="17.423cm">
          <text:p text:style-name="P1"><text:span text:style-name="T2">Terms/Privacy</text:span></text:p>
        </draw:rect>
        <draw:line draw:style-name="gr4" draw:text-style-name="P1" draw:layer="layout" svg:x1="6.395cm" svg:y1="16.751cm" svg:x2="6.395cm" svg:y2="17.435cm">
          <text:p/>
        </draw:line>
        <draw:rect draw:style-name="gr9" draw:text-style-name="P3" draw:layer="layout" svg:width="3.81cm" svg:height="1.02cm" svg:x="20.812cm" svg:y="1.504cm">
          <text:p text:style-name="P1"><text:span text:style-name="T2">Login/Logout</text:span></text:p>
        </draw:rect>
        <draw:rect draw:style-name="gr9" draw:text-style-name="P6" draw:layer="layout" svg:width="4.635cm" svg:height="0.575cm" svg:x="7.414cm" svg:y="18.459cm">
          <text:p text:style-name="P1"><text:span text:style-name="T4">Header Navigation</text:span></text:p>
        </draw:rect>
        <draw:frame draw:style-name="gr10" draw:text-style-name="P8" draw:layer="layout" svg:width="5.461cm" svg:height="1.016cm" svg:x="3.265cm" svg:y="1.581cm">
          <draw:text-box>
            <text:p><text:span text:style-name="T6">Admin Portal</text:span></text:p>
          </draw:text-box>
        </draw:frame>
        <draw:rect draw:style-name="gr11" draw:text-style-name="P3" draw:layer="layout" svg:width="2.511cm" svg:height="1.02cm" svg:x="11.214cm" svg:y="7.669cm">
          <text:p text:style-name="P1"><text:span text:style-name="T2">Add</text:span></text:p>
        </draw:rect>
        <draw:rect draw:style-name="gr11" draw:text-style-name="P3" draw:layer="layout" svg:width="2.511cm" svg:height="1.02cm" svg:x="11.314cm" svg:y="9.57cm">
          <text:p text:style-name="P1"><text:span text:style-name="T2">Edit</text:span></text:p>
        </draw:rect>
        <draw:rect draw:style-name="gr11" draw:text-style-name="P3" draw:layer="layout" svg:width="2.511cm" svg:height="1.02cm" svg:x="11.316cm" svg:y="11.348cm">
          <text:p text:style-name="P1"><text:span text:style-name="T2">Delete</text:span></text:p>
        </draw:rect>
        <draw:line draw:style-name="gr4" draw:text-style-name="P1" draw:layer="layout" svg:x1="10.721cm" svg:y1="11.987cm" svg:x2="11.287cm" svg:y2="11.987cm">
          <text:p/>
        </draw:line>
        <draw:line draw:style-name="gr4" draw:text-style-name="P1" draw:layer="layout" svg:x1="10.721cm" svg:y1="9.955cm" svg:x2="11.287cm" svg:y2="9.955cm">
          <text:p/>
        </draw:line>
        <draw:line draw:style-name="gr4" draw:text-style-name="P1" draw:layer="layout" svg:x1="5.064cm" svg:y1="3.051cm" svg:x2="23.606cm" svg:y2="3.032cm">
          <text:p/>
        </draw:line>
        <draw:line draw:style-name="gr4" draw:text-style-name="P1" draw:layer="layout" svg:x1="22.082cm" svg:y1="3.032cm" svg:x2="22.082cm" svg:y2="2.524cm">
          <text:p/>
        </draw:line>
        <draw:line draw:style-name="gr4" draw:text-style-name="P1" draw:layer="layout" svg:x1="5.064cm" svg:y1="3.54cm" svg:x2="5.064cm" svg:y2="3.032cm">
          <text:p/>
        </draw:line>
        <draw:line draw:style-name="gr4" draw:text-style-name="P1" draw:layer="layout" svg:x1="9.001cm" svg:y1="3.734cm" svg:x2="9.001cm" svg:y2="3.051cm">
          <text:p/>
        </draw:line>
        <draw:line draw:style-name="gr4" draw:text-style-name="P1" draw:layer="layout" svg:x1="11.414cm" svg:y1="3.734cm" svg:x2="11.414cm" svg:y2="3.051cm">
          <text:p/>
        </draw:line>
        <draw:line draw:style-name="gr4" draw:text-style-name="P1" draw:layer="layout" svg:x1="14.208cm" svg:y1="3.715cm" svg:x2="14.208cm" svg:y2="3.051cm">
          <text:p/>
        </draw:line>
        <draw:line draw:style-name="gr4" draw:text-style-name="P1" draw:layer="layout" svg:x1="17.002cm" svg:y1="3.696cm" svg:x2="17.002cm" svg:y2="3.032cm">
          <text:p/>
        </draw:line>
        <draw:line draw:style-name="gr4" draw:text-style-name="P1" draw:layer="layout" svg:x1="20.177cm" svg:y1="3.696cm" svg:x2="20.177cm" svg:y2="3.032cm">
          <text:p/>
        </draw:line>
        <draw:line draw:style-name="gr4" draw:text-style-name="P1" draw:layer="layout" svg:x1="23.606cm" svg:y1="3.696cm" svg:x2="23.606cm" svg:y2="3.032cm">
          <text:p/>
        </draw:line>
        <draw:rect draw:style-name="gr9" draw:text-style-name="P3" draw:layer="layout" svg:width="3.81cm" svg:height="1.02cm" svg:x="20.812cm" svg:y="1.504cm">
          <text:p text:style-name="P1"><text:span text:style-name="T2">Login/Logout</text:span></text:p>
        </draw:rect>
        <draw:rect draw:style-name="gr9" draw:text-style-name="P3" draw:layer="layout" svg:width="2.921cm" svg:height="1.02cm" svg:x="17.183cm" svg:y="1.504cm">
          <text:p text:style-name="P1"><text:span text:style-name="T2">Search</text:span></text:p>
        </draw:rect>
        <draw:line draw:style-name="gr4" draw:text-style-name="P1" draw:layer="layout" svg:x1="18.653cm" svg:y1="3.032cm" svg:x2="18.653cm" svg:y2="2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mily Dawra</meta:initial-creator>
    <meta:creation-date>2019-09-18T11:31:26.02</meta:creation-date>
    <dc:date>2020-05-28T10:25:26.25</dc:date>
    <dc:creator>Smily Dawra</dc:creator>
    <meta:editing-duration>PT2H18M24S</meta:editing-duration>
    <meta:editing-cycles>45</meta:editing-cycles>
    <meta:generator>OpenOffice/4.1.6$Win32 OpenOffice.org_project/416m1$Build-9790</meta:generator>
    <meta:document-statistic meta:object-count="42"/>
  </office:meta>
</office:document-meta>
</file>